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officeooo:rsid="000bce2c" officeooo:paragraph-rsid="000bce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a hipotese corroborada: coreness com fragilidade</text:p>
      <text:p text:style-name="P1"/>
      <text:p text:style-name="P1">Com ambos os recortes, a hipotese de que pertencimento ao centro da rede implica na diminuicao da fragilidade do fundo foi corroborada. </text:p>
      <text:p text:style-name="P1"/>
      <text:p text:style-name="P2">Hipotese nao corroborada: similaridade com rentabilidade</text:p>
      <text:p text:style-name="P2"/>
      <text:p text:style-name="P2">Apesar de possuir p valor menor que 0.1, essa hipotese nao foi coroborada. Cremos que isso se da devido a janela de tempo escolhida para a analise. Durante os ultimos 5 anos (janela tempo utilizada), o mercado norte americano e internacional se viu passar por um bull run (crescimento), e em seguida experimentou uma crise brusca devido a pandemia. Apos a crise da pandemia, o otimism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0:35:02.267132380</meta:creation-date>
    <dc:date>2022-11-21T14:05:11.929001312</dc:date>
    <meta:editing-duration>PT3H19M59S</meta:editing-duration>
    <meta:editing-cycles>1</meta:editing-cycles>
    <meta:document-statistic meta:table-count="0" meta:image-count="0" meta:object-count="0" meta:page-count="1" meta:paragraph-count="4" meta:word-count="100" meta:character-count="633" meta:non-whitespace-character-count="535"/>
    <meta:generator>LibreOffice/7.3.7.2$Linux_X86_64 LibreOffice_project/30$Build-2</meta:generator>
  </office:meta>
</office:document-meta>
</file>